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dc35" officeooo:paragraph-rsid="0016dc35"/>
    </style:style>
    <style:style style:name="P2" style:family="paragraph" style:parent-style-name="Standard">
      <style:text-properties officeooo:rsid="0016dc35" officeooo:paragraph-rsid="001c3cf8"/>
    </style:style>
    <style:style style:name="P3" style:family="paragraph" style:parent-style-name="Standard">
      <style:text-properties fo:font-weight="bold" officeooo:rsid="0017e63c" officeooo:paragraph-rsid="0017e63c" style:font-weight-asian="bold" style:font-weight-complex="bold"/>
    </style:style>
    <style:style style:name="P4" style:family="paragraph" style:parent-style-name="Standard">
      <style:text-properties fo:font-weight="bold" officeooo:rsid="001db10e" officeooo:paragraph-rsid="001db10e" style:font-weight-asian="bold" style:font-weight-complex="bold"/>
    </style:style>
    <style:style style:name="P5" style:family="paragraph" style:parent-style-name="Standard">
      <style:text-properties fo:font-weight="normal" officeooo:rsid="0017e63c" officeooo:paragraph-rsid="0017e63c" style:font-weight-asian="normal" style:font-weight-complex="normal"/>
    </style:style>
    <style:style style:name="P6" style:family="paragraph" style:parent-style-name="Standard">
      <style:text-properties fo:font-weight="normal" officeooo:rsid="001983dd" officeooo:paragraph-rsid="001983dd" style:font-weight-asian="normal" style:font-weight-complex="normal"/>
    </style:style>
    <style:style style:name="P7" style:family="paragraph" style:parent-style-name="Standard">
      <style:text-properties fo:font-weight="normal" officeooo:rsid="001fcded" officeooo:paragraph-rsid="001fcded" style:font-weight-asian="normal" style:font-weight-complex="normal"/>
    </style:style>
    <style:style style:name="P8" style:family="paragraph" style:parent-style-name="Standard">
      <style:text-properties fo:font-weight="normal" officeooo:rsid="0020918c" officeooo:paragraph-rsid="0020918c" style:font-weight-asian="normal" style:font-weight-complex="normal"/>
    </style:style>
    <style:style style:name="P9" style:family="paragraph" style:parent-style-name="Standard">
      <style:text-properties fo:font-weight="normal" officeooo:rsid="002344a5" officeooo:paragraph-rsid="002344a5" style:font-weight-asian="normal" style:font-weight-complex="normal"/>
    </style:style>
    <style:style style:name="P10" style:family="paragraph" style:parent-style-name="Standard">
      <style:text-properties fo:font-weight="normal" officeooo:rsid="0026cc8f" officeooo:paragraph-rsid="0026cc8f" style:font-weight-asian="normal" style:font-weight-complex="normal"/>
    </style:style>
    <style:style style:name="P11" style:family="paragraph" style:parent-style-name="Standard">
      <style:text-properties fo:font-weight="normal" officeooo:rsid="0027e4c0" officeooo:paragraph-rsid="0027e4c0" style:font-weight-asian="normal" style:font-weight-complex="normal"/>
    </style:style>
    <style:style style:name="P12" style:family="paragraph" style:parent-style-name="Standard">
      <style:text-properties fo:font-style="italic" fo:font-weight="normal" officeooo:rsid="0029c423" officeooo:paragraph-rsid="0029c42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bdbbd" officeooo:paragraph-rsid="002bdbbd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normal" fo:font-weight="bold" officeooo:rsid="002b0f21" officeooo:paragraph-rsid="002b0f21" style:font-style-asian="normal" style:font-weight-asian="bold" style:font-style-complex="normal" style:font-weight-complex="bold"/>
    </style:style>
    <style:style style:name="T1" style:family="text">
      <style:text-properties officeooo:rsid="0017e6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7e63c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officeooo:rsid="0017e63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Détection webcam </text:span>→ <text:span text:style-name="T2">Détection périphérique</text:span></text:p>
      <text:p text:style-name="P2"><text:span text:style-name="T1">Dans ce module ou dans le suivant, on liste des périphériques, sélectionne le périphérique et détermine s'il s'agit d'une webcam ou Kinect </text:span><text:span text:style-name="T8">(si c'est possible)</text:span><text:span text:style-name="T4">.</text:span></text:p>
      <text:p text:style-name="P1"/>
      <text:p text:style-name="P3"><text:span text:style-name="T3">Récupérer flux vidéo</text:span></text:p>
      <text:p text:style-name="P3"><text:span text:style-name="T5">« Interface » commune à </text:span><text:span text:style-name="T3">RGB</text:span><text:span text:style-name="T5"> et </text:span><text:span text:style-name="T3">IR</text:span><text:span text:style-name="T5">.</text:span></text:p>
      <text:p text:style-name="P14"><text:span text:style-name="T5">Afficher la vidéo dans une fenêtre.</text:span></text:p>
      <text:p text:style-name="P3"/>
      <text:p text:style-name="P3"><text:span text:style-name="T3">Détection</text:span></text:p>
      <text:p text:style-name="P5"><text:span text:style-name="T3">« Interface » commune à </text:span><text:span text:style-name="T6">Visage</text:span><text:span text:style-name="T3"> et </text:span><text:span text:style-name="T6">Front</text:span><text:span text:style-name="T3">.</text:span></text:p>
      <text:p text:style-name="P6"><text:span text:style-name="T3">La méthode detecter_zone() détecte la zone et renvoie les coordonnées pour dessiner le cadre dans la méthode dessiner_cadre().</text:span></text:p>
      <text:p text:style-name="P6"/>
      <text:p text:style-name="P4"><text:span text:style-name="T3">Zone mouvement</text:span></text:p>
      <text:p text:style-name="P7"><text:span text:style-name="T3">id est l'identifant de la zone de mouvement.</text:span></text:p>
      <text:p text:style-name="P8"><text:span text:style-name="T3">dessiner_limite() dessine le trait limitant deux zones.</text:span></text:p>
      <text:p text:style-name="P8"><text:span text:style-name="T3">identifier() identifie la zone.</text:span></text:p>
      <text:p text:style-name="P4"/>
      <text:p text:style-name="P4"><text:span text:style-name="T3">Calcul rythme cardiaque</text:span></text:p>
      <text:p text:style-name="P12">On a juste enlevé la méthode tracer_courbe().</text:p>
      <text:p text:style-name="P4"/>
      <text:p text:style-name="P4"><text:span text:style-name="T3">Afficher résultat</text:span></text:p>
      <text:p text:style-name="P11">Deux possibilités : la courbe ou le train binaire.</text:p>
      <text:p text:style-name="P4"/>
      <text:p text:style-name="P4"><text:span text:style-name="T3">Réseau</text:span></text:p>
      <text:p text:style-name="P9"><text:span text:style-name="T3">protocole identifie OSC ou LSL.</text:span></text:p>
      <text:p text:style-name="P4"/>
      <text:p text:style-name="P4"><text:span text:style-name="T3">Avertissement</text:span></text:p>
      <text:p text:style-name="P10"><text:span text:style-name="T3">id identifie les erreurs et affiche un message qui diffère selon l'id.</text:span></text:p>
      <text:p text:style-name="P10"/>
      <text:p text:style-name="P13"><text:span text:style-name="T3">On a modifié l'affiche de la version précédente : on utilise plusieurs fenêtres pour afficher les différents « trucs 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9:17:42.729576059</meta:creation-date>
    <dc:date>2015-02-12T19:43:31.071497412</dc:date>
    <meta:editing-duration>PT25M37S</meta:editing-duration>
    <meta:editing-cycles>22</meta:editing-cycles>
    <meta:generator>LibreOffice/4.3.3.2$Linux_X86_64 LibreOffice_project/430m0$Build-2</meta:generator>
    <meta:document-statistic meta:table-count="0" meta:image-count="0" meta:object-count="0" meta:page-count="1" meta:paragraph-count="21" meta:word-count="155" meta:character-count="982" meta:non-whitespace-character-count="848"/>
  </office:meta>
</office:document-meta>
</file>